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none"/>
    </style:style>
    <style:style style:name="T4" style:family="text">
      <style:text-properties style:text-position="0% 100%"/>
    </style:style>
    <style:style style:name="T5" style:family="text">
      <style:text-properties style:text-position="0% 100%" style:text-underline-style="solid" style:text-underline-width="auto" style:text-underline-color="font-color"/>
    </style:style>
    <style:style style:name="T6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7FF1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7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. I. H. Bernal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5611</text:p>
      <text:p text:style-name="P5">Date (derived from Gregorian calendar)<text:tab/>June 3, 1851</text:p>
      <text:p text:style-name="P5">Month<text:tab/><text:tab/><text:tab/><text:tab/><text:tab/><text:tab/>June</text:p>
      <text:p text:style-name="P5">Year<text:tab/><text:tab/><text:tab/><text:tab/><text:tab/><text:tab/>1851</text:p>
      <text:p text:style-name="P5">Hebrew Date<text:tab/><text:tab/><text:tab/><text:tab/><text:tab/></text:p>
      <text:p text:style-name="P5">Undated</text:p>
      <text:p text:style-name="P5">City<text:tab/><text:tab/><text:tab/><text:tab/><text:tab/><text:tab/>Louisville</text:p>
      <text:p text:style-name="P5">State<text:tab/><text:tab/><text:tab/><text:tab/><text:tab/><text:tab/>K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gal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Y</text:p>
      <text:p text:style-name="P5">Wax seal<text:tab/><text:tab/><text:tab/><text:tab/><text:tab/>Y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Louisville, Ky., 3 June 5611/</text:p>
      <text:p text:style-name="P3">1851/</text:p>
      <text:p text:style-name="P2">Rev<text:span text:style-name="T2">d</text:span><text:span text:style-name="T4">. and Dear Sir,/</text:span></text:p>
      <text:p text:style-name="P2"><text:span text:style-name="T4"><text:tab/>Accept my sincere thanks for your kind/ notice of my former epistle, and assure yourself that/ I shall ever feel happy to learn of your welfare,/ and that of our esteemed friend the Rev</text:span><text:span text:style-name="T2">d</text:span><text:span text:style-name="T4">. D. Meldola/ and his beloved family. <text:s/>I must apologise[sic!] for not replying/ sooner to your communication at an earlier period;/ but had not any-thing to communicate./</text:span></text:p>
      <text:p text:style-name="P2"><text:span text:style-name="T4"><text:tab/>I earnestly trust the article in the "Asmonean"/ concerning "the occident &amp; Rev</text:span><text:span text:style-name="T2">d</text:span><text:span text:style-name="T4">. M</text:span><text:span text:style-name="T2">r</text:span><text:span text:style-name="T4">. Morais" did not offend/ you. <text:s/>I know not whether your inward conception/ of the hidden meaning of the author's words, is the/ same as mine: I know him long: I could not do/ otherwise than pen those few lines as a rejoinder, of/ the facts of which I was made acquainted at the time/ of the London Election by our friend above-named:/ I sincerely hope you are not offended at the use/ I have made of your name. <text:s/>I am a Portuguese/ and an Englishman; I know his </text:span><text:span text:style-name="T5">genuine</text:span><text:span text:style-name="T6"> hatred to/ both (under cover) and his conception </text:span><text:soft-page-break/><text:span text:style-name="T6">of their total inferiority/ in intellect to the Germans. <text:s/>He has shown it in more/ cases than one: and </text:span><text:span text:style-name="T5">under the Rose</text:span><text:span text:style-name="T6">, I will illustrate/ his vanity and egotism, and I may say his non-over-strict/ adherence to [Hebrew] by the following: "While the different/ "candidates were on peroba in London, I was applied to,/ "to take the office of Senior [Hebrew] and Preacher which I/ "declined; and then application was made to my friend M</text:span><text:span text:style-name="T3">r</text:span><text:span text:style-name="T6">./ "Piza of Montreal." <text:s/>When these words were spoken to me,/ I wrote to London to several friends, and all I could/ learn was that it was false in every respect. <text:s/>Now/ you may judge for yourself whether I have drawn a/ false estimate of his character. <text:s/>May you live/ long and happy in the confidence, love and esteem/</text:span></text:p>
      <text:p text:style-name="P2"><text:span text:style-name="T6"/></text:p>
      <text:p text:style-name="P2"><text:span text:style-name="T6">[Page 2]</text:span></text:p>
      <text:p text:style-name="P2"><text:span text:style-name="T6">of your congregation; and may your days pass as/ the latter ones of Job. <text:s/>Hoping soon to be,/ favoured with a few lines, and therein any London/ news you may obtain believe me to be tho'/ unknown <text:s/>Your sincere friend &amp; well wisher/ A. I. H. Bernal/</text:span></text:p>
      <text:p text:style-name="P2"><text:span text:style-name="T6"/></text:p>
      <text:p text:style-name="P2"><text:span text:style-name="T6">Excuse the writing as I have the Rheumatism/ in my arm./</text:span></text:p>
      <text:p text:style-name="P2"><text:span text:style-name="T6">P. S. <text:s/>Are you acquainted with Mr. J. L. Hackenburg,/ one of the best and most worthy men in your/ city (tho' now poor) he resides 116 Race St. just/ below 4</text:span><text:span text:style-name="T3">th</text:span><text:span text:style-name="T6">.--if you can, please give my best/ love to him &amp; his amiable daughter with that/ of all my family./</text:span></text:p>
      <text:p text:style-name="P2"><text:span text:style-name="T6"><text:tab/>I wish my circumstances would enable/ me to return to your city./</text:span></text:p>
      <text:p text:style-name="P2"><text:span text:style-name="T6"><text:tab/>Please furnish me with your address./</text:span></text:p>
      <text:p text:style-name="P2"><text:span text:style-name="T6"/></text:p>
      <text:p text:style-name="P2"><text:span text:style-name="T6">Who is Jacob Mendes De Solla, the newly elected Hazan &amp;c/ of Richmond, V</text:span><text:span text:style-name="T5">a</text:span><text:span text:style-name="T6">/</text:span></text:p>
      <text:p text:style-name="P2"><text:span text:style-name="T6"/></text:p>
      <text:p text:style-name="P2"><text:span text:style-name="T6">[Page 3]</text:span></text:p>
      <text:p text:style-name="P2"><text:span text:style-name="T6">Rev</text:span><text:span text:style-name="T3">d</text:span><text:span text:style-name="T6"> Sabbathai Morais/</text:span></text:p>
      <text:p text:style-name="P2"><text:span text:style-name="T6">care of A. Hart Esq/</text:span></text:p>
      <text:p text:style-name="P2"><text:span text:style-name="T6">cor. 4</text:span><text:span text:style-name="T3">th</text:span><text:span text:style-name="T6"> &amp; Chestnut/</text:span></text:p>
      <text:p text:style-name="P2"><text:span text:style-name="T6"><text:tab/>Philadelphia/</text:span></text:p>
      <text:p text:style-name="P2"><text:span text:style-name="T6"><text:tab/><text:tab/>Pa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6T12:02:46.15</meta:creation-date>
    <dc:date>2012-01-26T12:44:26.53</dc:date>
    <dc:creator>Penn Libraries</dc:creator>
    <meta:editing-duration>PT00H11M1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9" meta:word-count="646" meta:character-count="3881"/>
  </office:meta>
</office:document-meta>
</file>